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68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App_20_Map">
      <style:table-properties table:display="true" style:writing-mode="lr-tb"/>
    </style:style>
    <style:style style:name="ta2" style:family="table" style:master-page-name="PageStyle_5f_Physical_20_App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Map" table:style-name="ta1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Logical Application Components Map to Organisation's Unit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text:p>Organisation's Unit 1</text:p>
          </table:table-cell>
          <table:table-cell table:style-name="ce2" office:value-type="string">
            <text:p>Organisation's Unit 2</text:p>
          </table:table-cell>
          <table:table-cell table:style-name="ce2" office:value-type="string">
            <text:p>Organisation's Unit 3</text:p>
          </table:table-cell>
          <table:table-cell table:style-name="ce2" office:value-type="string">
            <text:p>Organisation's Unit 4</text:p>
          </table:table-cell>
          <table:table-cell table:style-name="ce2" office:value-type="string">
            <text:p>Organisation's Unit 5</text:p>
          </table:table-cell>
          <table:table-cell table:style-name="ce2" office:value-type="string">
            <text:p>Organisation's Uni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1" draw:text-style-name="P1" svg:width="2.904cm" svg:height="1.966cm" svg:x="5.723cm" svg:y="1.651cm" draw:caption-point-x="-0.713cm" draw:caption-point-y="0.309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App Map" table:style-name="ta2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Application Components Map to Organisation's Unit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text:p>Organisation's Unit 1</text:p>
          </table:table-cell>
          <table:table-cell table:style-name="ce2" office:value-type="string">
            <text:p>Organisation's Unit 2</text:p>
          </table:table-cell>
          <table:table-cell table:style-name="ce2" office:value-type="string">
            <text:p>Organisation's Unit 3</text:p>
          </table:table-cell>
          <table:table-cell table:style-name="ce2" office:value-type="string">
            <text:p>Organisation's Unit 4</text:p>
          </table:table-cell>
          <table:table-cell table:style-name="ce2" office:value-type="string">
            <text:p>Organisation's Unit 5</text:p>
          </table:table-cell>
          <table:table-cell table:style-name="ce2" office:value-type="string">
            <text:p>Organisation's Uni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1" draw:text-style-name="P1" svg:width="2.904cm" svg:height="1.966cm" svg:x="5.36cm" svg:y="1.628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Map" style:display-name="PageStyle_Logical App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Map" style:display-name="PageStyle_Physical App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26" meta:object-count="0"/>
    <meta:generator>OpenOffice.org/3.2$Unix OpenOffice.org_project/320m12$Build-9483</meta:generator>
  </office:meta>
</office:document-meta>
</file>